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eb" officeooo:paragraph-rsid="00227a0e"/>
    </style:style>
    <style:style style:name="P2" style:family="paragraph" style:parent-style-name="Standard">
      <style:text-properties officeooo:paragraph-rsid="002c64eb"/>
    </style:style>
    <style:style style:name="P3" style:family="paragraph" style:parent-style-name="Standard">
      <style:text-properties officeooo:paragraph-rsid="0031ac89"/>
    </style:style>
    <style:style style:name="P4" style:family="paragraph" style:parent-style-name="Standard">
      <style:text-properties officeooo:paragraph-rsid="004091de"/>
    </style:style>
    <style:style style:name="P5" style:family="paragraph" style:parent-style-name="Standard">
      <style:text-properties officeooo:paragraph-rsid="0040ee28"/>
    </style:style>
    <style:style style:name="P6" style:family="paragraph" style:parent-style-name="Standard">
      <style:text-properties officeooo:rsid="0040ee28" officeooo:paragraph-rsid="0043ead7"/>
    </style:style>
    <style:style style:name="P7" style:family="paragraph" style:parent-style-name="Standard">
      <style:text-properties officeooo:rsid="0042a614" officeooo:paragraph-rsid="0042a614"/>
    </style:style>
    <style:style style:name="P8" style:family="paragraph" style:parent-style-name="Standard">
      <style:text-properties officeooo:paragraph-rsid="0043ead7"/>
    </style:style>
    <style:style style:name="P9" style:family="paragraph" style:parent-style-name="Standard">
      <style:text-properties officeooo:rsid="0048e65c" officeooo:paragraph-rsid="0048e65c"/>
    </style:style>
    <style:style style:name="P10" style:family="paragraph" style:parent-style-name="Standard">
      <style:text-properties officeooo:rsid="0048e65c" officeooo:paragraph-rsid="00576a92"/>
    </style:style>
    <style:style style:name="P11" style:family="paragraph" style:parent-style-name="Standard">
      <style:text-properties officeooo:rsid="004a214a" officeooo:paragraph-rsid="004a214a"/>
    </style:style>
    <style:style style:name="P12" style:family="paragraph" style:parent-style-name="Standard">
      <style:text-properties officeooo:rsid="004a214a" officeooo:paragraph-rsid="004a36b2"/>
    </style:style>
    <style:style style:name="P13" style:family="paragraph" style:parent-style-name="Standard">
      <style:text-properties officeooo:rsid="004a214a" officeooo:paragraph-rsid="0051accb"/>
    </style:style>
    <style:style style:name="P14" style:family="paragraph" style:parent-style-name="Standard">
      <style:text-properties officeooo:rsid="0045aed3" officeooo:paragraph-rsid="0043ead7"/>
    </style:style>
    <style:style style:name="P15" style:family="paragraph" style:parent-style-name="Standard">
      <style:text-properties officeooo:rsid="0051accb" officeooo:paragraph-rsid="0051accb"/>
    </style:style>
    <style:style style:name="P16" style:family="paragraph" style:parent-style-name="Standard">
      <style:text-properties officeooo:paragraph-rsid="00576a92"/>
    </style:style>
    <style:style style:name="P17" style:family="paragraph" style:parent-style-name="Standard">
      <style:text-properties officeooo:rsid="00599225" officeooo:paragraph-rsid="00599225"/>
    </style:style>
    <style:style style:name="P18" style:family="paragraph" style:parent-style-name="Standard">
      <style:text-properties officeooo:paragraph-rsid="005d452f"/>
    </style:style>
    <style:style style:name="P19" style:family="paragraph" style:parent-style-name="Standard">
      <style:text-properties officeooo:paragraph-rsid="00614cc0"/>
    </style:style>
    <style:style style:name="P20" style:family="paragraph" style:parent-style-name="Standard">
      <style:text-properties officeooo:rsid="00576a92" officeooo:paragraph-rsid="00576a92"/>
    </style:style>
    <style:style style:name="P21" style:family="paragraph" style:parent-style-name="Standard">
      <style:text-properties officeooo:paragraph-rsid="0069cc67"/>
    </style:style>
    <style:style style:name="P22" style:family="paragraph" style:parent-style-name="Standard">
      <style:text-properties officeooo:rsid="0069cc67" officeooo:paragraph-rsid="0069cc67"/>
    </style:style>
    <style:style style:name="P23" style:family="paragraph" style:parent-style-name="Standard">
      <style:text-properties officeooo:rsid="006b08de" officeooo:paragraph-rsid="006d225a"/>
    </style:style>
    <style:style style:name="P24" style:family="paragraph" style:parent-style-name="Standard">
      <style:text-properties officeooo:rsid="006b08de" officeooo:paragraph-rsid="006e165c"/>
    </style:style>
    <style:style style:name="P25" style:family="paragraph" style:parent-style-name="Standard">
      <style:text-properties officeooo:rsid="006b08de" officeooo:paragraph-rsid="0071aea0"/>
    </style:style>
    <style:style style:name="T1" style:family="text">
      <style:text-properties officeooo:rsid="00276bd7"/>
    </style:style>
    <style:style style:name="T2" style:family="text">
      <style:text-properties officeooo:rsid="00296ab5"/>
    </style:style>
    <style:style style:name="T3" style:family="text">
      <style:text-properties officeooo:rsid="002c64eb"/>
    </style:style>
    <style:style style:name="T4" style:family="text">
      <style:text-properties officeooo:rsid="0030e0f9"/>
    </style:style>
    <style:style style:name="T5" style:family="text">
      <style:text-properties officeooo:rsid="0031ac89"/>
    </style:style>
    <style:style style:name="T6" style:family="text">
      <style:text-properties officeooo:rsid="00328958"/>
    </style:style>
    <style:style style:name="T7" style:family="text">
      <style:text-properties officeooo:rsid="003c5fe4"/>
    </style:style>
    <style:style style:name="T8" style:family="text">
      <style:text-properties officeooo:rsid="003c936c"/>
    </style:style>
    <style:style style:name="T9" style:family="text">
      <style:text-properties officeooo:rsid="004091de"/>
    </style:style>
    <style:style style:name="T10" style:family="text">
      <style:text-properties officeooo:rsid="0040ee28"/>
    </style:style>
    <style:style style:name="T11" style:family="text">
      <style:text-properties officeooo:rsid="004a214a"/>
    </style:style>
    <style:style style:name="T12" style:family="text">
      <style:text-properties officeooo:rsid="004a36b2"/>
    </style:style>
    <style:style style:name="T13" style:family="text">
      <style:text-properties officeooo:rsid="0050fd6f"/>
    </style:style>
    <style:style style:name="T14" style:family="text">
      <style:text-properties officeooo:rsid="00576a92"/>
    </style:style>
    <style:style style:name="T15" style:family="text">
      <style:text-properties officeooo:rsid="00599225"/>
    </style:style>
    <style:style style:name="T16" style:family="text">
      <style:text-properties officeooo:rsid="005d452f"/>
    </style:style>
    <style:style style:name="T17" style:family="text">
      <style:text-properties officeooo:rsid="006e165c"/>
    </style:style>
    <style:style style:name="T18" style:family="text">
      <style:text-properties officeooo:rsid="0071ae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text:p>
      <text:p text:style-name="Standard">PCB_111000_CP2102 (or just the PCB):Press a/k to continue.</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earnest it is a good idea to read the Introduction and User Guide and of course download the applications sugg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More things to take note of in our C programs.<text:tab/>setup_328_HW (Hard Ware):This contains a block of code and is known as (k\a) a macro. Details are given in the header file.<text:tab/>HW requiring setup includes the data pins,<text:tab/>communication between the micros and with a PC<text:tab/>and the reset control switch.<text:tab/>In addition sei() enables interrupts which are required by the one wire link (and will be discussed later).</text:p>
      <text:p text:style-name="Standard"/>
      <text:p text:style-name="Standard">Unsigned int PORT_1:PORT_1 is the name of a memory location that holds numbers. <text:s/>The smallest element of computer memory is a bit and can hold either a 1 or a 0. <text:tab/>Memory is often divided into blocks of 8 bits which can hold numbers between 0 and 255.<text:tab/>16 bits are reserved for PORT_1.<text:tab/>See JP chapter 4 for an introduction.</text:p>
      <text:p text:style-name="Standard"/>
      <text:p text:style-name="P2">Hexadecimal numbers (i.e. 0x8000) <text:span text:style-name="T1">in which 16 in ordinary counting is equivalent to 0x10 and 256 (16 x 16) is equivalent to 0x100.</text:span> <text:tab/><text:span text:style-name="T2">A</text:span>rithmetic and logic symbols. <text:tab/>JP gives full definitions of these <text:span text:style-name="T2">topics </text:span>in chapter 4.<text:tab/><text:span text:style-name="T3">However logic quickly gets rather involved and a quick look is all that is recommended at this stage.</text:span> </text:p>
      <text:p text:style-name="Standard"/>
      <text:p text:style-name="Standard">The for loop, the while loop and the if statement which are very important features of C. A good look at JP chapter 5 C Control flow is recommended before moving on from this first project.</text:p>
      <text:p text:style-name="Standard"/>
      <text:p text:style-name="Standard"><text:soft-page-break/>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a device k/a a watch dog timer (wtd)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Talking to the PC, introducing the USART (Universal .... Receiver Transmitter module).<text:tab/><text:tab/>Many devices have a receiver transmitter module for communicating with a PC.<text:tab/>See JP page 98 chapter 6 for a few details.<text:tab/>Arduino provides a comprehensive set of functions for using the USART. <text:tab/>Here basic do it yourself (DIY) functions are used.<text:tab/>This approach provides a good introduction to the data sheet, a vital resource for setting up other things such a timers and interrupts. </text:p>
      <text:p text:style-name="Standard"/>
      <text:p text:style-name="P3">Take a look at subroutine Char_to_PC_Local() and see section 20.11.1 of the data sheet.<text:tab/>UDR0 <text:span text:style-name="T4">is the input output (I/O) data register for the USART, it has 16 bits, 8 for write operations and 8 for read.<text:tab/></text:span>Data written to UDR0 <text:span text:style-name="T6">will automatically be transmitted.<text:tab/>Data that has been received can be obtained by reading UDR0.<text:tab/></text:span>UCSR0A <text:span text:style-name="T4">is the Control and Status Register A</text:span>.<text:tab/>UDRE0 <text:span text:style-name="T4">(</text:span>bit 5 of register UCRS0A<text:span text:style-name="T4">) is a flag which is set when UDR0 is empty and can accept new data for transmission</text:span>.<text:tab/>RXC0 <text:span text:style-name="T5">(bit 7)</text:span> <text:span text:style-name="T7">is a flag which is set </text:span>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9 sample programs that transfer data to and from the PC are offered.<text:tab/><text:span text:style-name="T8">A look at</text:span>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f no character is received after a pause of 154mS.</text:p>
      <text:p text:style-name="Standard"/>
      <text:p text:style-name="Standard">Example 4 introduces character strings and shows they can be sent to the PC.<text:tab/>It also shows how they are stored in arrays (consecutive locations) in memory.<text:tab/>We compose the strings and <text:soft-page-break/>choose a name for each one.<text:tab/>The compiler adds a 0 to the end of each string. <text:s/>It also replaces the 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
      <text:p text:style-name="Standard"/>
      <text:p text:style-name="Standard">***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of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ext:s/>It is the address of each variable that is being passed to the subroutine not its valu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100mS_clock_tick() subroutine.<text:tab/>The timer is configured as a counter which counts from 0 to 12500.<text:tab/>TCCR1B sets a timer clock to 125KHz so it takes 100ms to complete counting, raise an interrupt and start again.<text:tab/>Open up the data sheet section 16.11 to see the registers. We leave most of them alone but set TCCR1B, TCNT1, OCR1A and TIMSK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3.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
      <text:p text:style-name="Standard">3D Multi display:This includes PCI and timer interrupts as well as the one wire comms interrupt.<text:tab/>Multiple interrupts can easily cause trouble. To avoid this the PCI also resets the micro. <text:soft-page-break/>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Standard"/>
      <text:p text:style-name="Standard">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P5">***<text:span text:style-name="T9">Exploring logic and binary operations.<text:tab/></text:span></text:p>
      <text:p text:style-name="P7">2 programs <text:span text:style-name="T10">Bit_ops_1 </text:span>and 2 are used to demonstrate how individual bits can be read, set, reset or changed.<text:tab/>These operations are needed to configure HW items such as the USART, and Timers and also to monitor their status (i.e. is there USART data waiting to be received).</text:p>
      <text:p text:style-name="P7"/>
      <text:p text:style-name="P6">Bit_ops_1 uses the display and random number generator to investigate the AND, OR, Exclusive OR and NOT operations.<text:tab/>Bit_ops_2 combines these operations with the shift function to set or read individual bits.</text:p>
      <text:p text:style-name="P8"/>
      <text:p text:style-name="P14">As a practice exercise in logic, multiple addition and subtraction are used in program_3 to implement multiplication and division (these operations are usually carried out in HW). </text:p>
      <text:p text:style-name="P8"/>
      <text:p text:style-name="P9">As a final example the display is used to display positive and negative 8 bit numbers in binary and decimal form.*</text:p>
      <text:p text:style-name="P9"/>
      <text:p text:style-name="P9"/>
      <text:p text:style-name="P9">***<text:span text:style-name="T11">Using the Arduino PC comms library:</text:span></text:p>
      <text:p text:style-name="P11">Arduino provide a s<text:span text:style-name="T13">u</text:span>ite of programs that pass data to and from a PC. These will probably be the sensible choice for use with the Arduino compiler.<text:tab/>Integer and floating point numbers are supported.<text:tab/>Easy extension to include scientific numbers is implemented in these examples.</text:p>
      <text:p text:style-name="P11"/>
      <text:p text:style-name="P12">Two additional examples are included:<text:tab/><text:span text:style-name="T12">The first </text:span>provides an estimate for pie. <text:s/>The area of a circle is computed by <text:span text:style-name="T12">p</text:span>lacing it over a fine grid of squares <text:span text:style-name="T12">and counting them</text:span>.<text:tab/></text:p>
      <text:p text:style-name="P12"/>
      <text:p text:style-name="P13"><text:span text:style-name="T12">The second uses a p</text:span>ower series to compute log/antilog functions so that any positive <text:span text:style-name="T12">scientific </text:span>number can be raised to an arbitrary power. <text:s text:c="2"/><text:span text:style-name="T12">If the result is either too large or small the program times out. <text:s/>An interrupt is generated and the resulting ISR, writes to the EEPROM, before issuing a SW_reset.<text:tab/>When the program resets it reads the EEPROM and issues the appropriate user prompt.</text:span></text:p>
      <text:p text:style-name="P13"/>
      <text:p text:style-name="P15">It should be noted that although the Arduino library is excellent, it is not the standard C library for transferring scientific numbers over the USART interface. <text:s/>Arduino excels at what I believe it was intended to do: <text:s/>To provide a straight forward and friendly interface for introducing AVR micro-controllers programmed using C. <text:s/>For more complex applications I suggest the effort involved in getting going with Studio 7 will probably be found worth while.*</text:p>
      <text:p text:style-name="P5"/>
      <text:p text:style-name="P10">***<text:span text:style-name="T14">The 8 digit display and IO:</text:span></text:p>
      <text:p text:style-name="P20">Arduino does not provide library functions to drive the display, so it is necessary to revert to DIY programming.<text:tab/>The purpose of the first 2 programs is to demonstrate how numbers are constructed from the display segments.<text:tab/>Program 3 defines each digit in terms of a string as has previously been done with messages.<text:tab/>The user enters a digit at the PC.<text:tab/>The appropriate string is selected.<text:tab/>Segments defined by the string are are illuminated.</text:p>
      <text:p text:style-name="P16"/>
      <text:p text:style-name="P17"><text:soft-page-break/>In the remaining projects the complexity of driving the display is handled by the mini-OS that resides on the Attiny1606.<text:tab/>Two of these are used to enter data from the PC keyboard and two from the user switches.*</text:p>
      <text:p text:style-name="P4"/>
      <text:p text:style-name="P21">***<text:span text:style-name="T15">Timers <text:s text:c="3"/>In the final projects a selection of timers/clocks are developed.<text:tab/>Accuracy is provided by a watch crystal that beats 32768 times a second.<text:tab/>Register TCCR2B (see section 18.1.2) is used to reduce the crystal frequency to 1024 beets per second which are counted by timer/counter T2.<text:tab/>The counter advances by 102 in 99.61mS (~100mS) after which an interrupt is raised.<text:tab/>It advances by 918 in 896.5mS (~900mS).<text:tab/>To ensure accuracy over a 1 second interval the counter must advance by a further 106 (103.5) before the 1 second interrupt is raised.</text:span></text:p>
      <text:p text:style-name="P21"/>
      <text:p text:style-name="P22">In the first example time is simply recoded as a string, and in the second a counter is set up that records elapsed time in seconds. In the third example much of the time keeping burden is transferred to the mini-OS.<text:tab/>Two more examples are included, <text:s/>one is a stand-a-lone clock, in which time is entered and adjusted using the user switches and the other is a stop watch.*</text:p>
      <text:p text:style-name="P18"/>
      <text:p text:style-name="P18">***<text:span text:style-name="T16">Reset options</text:span></text:p>
      <text:p text:style-name="P23">The HW includes a timer k/a the watch dog timer (WDT). <text:s/>This counts from zero to a user defined value after which it issues a reset pulse. <text:s text:c="2"/>Provided that it is reset frequently enough there need be no reset. <text:s/></text:p>
      <text:p text:style-name="P23"/>
      <text:p text:style-name="P24">Here two modes of using the WDT are implemented.<text:tab/>A SW_reset which is planned and is a convenient way of restarting the program.<text:tab/>The WDT is started and allowed to time out. This can be preceded by a write to EEPROM<text:tab/>Interrupt mode in which program control jumps to an ISR before timing out. <text:s/>The ISR can also include a write to EEPROM.<text:tab/>This is suitable for unplanned resets, due to a system crash for example.<text:tab/></text:p>
      <text:p text:style-name="P24"/>
      <text:p text:style-name="P25">At each reset the code reads the EEPROM to determine the source of the reset which can be:<text:tab/>POR/exit program<text:span text:style-name="T17">m</text:span>ing mode.<text:tab/>SW_reset<text:tab/>System crash.<text:tab/>It can then respond appropriately to these conditions.<text:tab/>See projects 4_1, 4_2, 5e and 8A.</text:p>
      <text:p text:style-name="P25"/>
      <text:p text:style-name="P25"><text:span text:style-name="T18">In example 8A</text:span>*</text:p>
      <text:p text:style-name="P19"/>
      <text:p text:style-name="P19"/>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17:26:40.999000000</meta:creation-date>
    <meta:generator>LibreOffice/6.2.8.2$Windows_X86_64 LibreOffice_project/f82ddfca21ebc1e222a662a32b25c0c9d20169ee</meta:generator>
    <dc:date>2022-06-03T16:14:20.431000000</dc:date>
    <meta:editing-duration>PT4H14M22S</meta:editing-duration>
    <meta:editing-cycles>52</meta:editing-cycles>
    <meta:document-statistic meta:table-count="0" meta:image-count="0" meta:object-count="0" meta:page-count="5" meta:paragraph-count="55" meta:word-count="2504" meta:character-count="14429" meta:non-whitespace-character-count="11929"/>
  </office:meta>
</office:document-meta>
</file>